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faceBasedMBeanInfoAssemblerCustomTests.getExpectedOperatio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faceBasedMBeanInfoAssemblerCustomTests.getApplication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faceBasedMBeanInfoAssemblerCustomTests.getExpectedAttribut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faceBasedMBeanInfoAssemblerCustomTests.getAssembl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terfaceBasedMBeanInfoAssemblerCustomTests.getObje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faceBasedMBeanInfoAssemblerCustomTests.testGetAgeIs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